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557d" officeooo:paragraph-rsid="000e557d"/>
    </style:style>
    <style:style style:name="P2" style:family="paragraph" style:parent-style-name="Standard">
      <style:text-properties officeooo:rsid="000f1179" officeooo:paragraph-rsid="000f1179"/>
    </style:style>
    <style:style style:name="P3" style:family="paragraph" style:parent-style-name="Standard">
      <style:text-properties officeooo:rsid="0010b082" officeooo:paragraph-rsid="0010b082"/>
    </style:style>
    <style:style style:name="P4" style:family="paragraph" style:parent-style-name="Standard">
      <style:text-properties officeooo:rsid="0012e831" officeooo:paragraph-rsid="0012e831"/>
    </style:style>
    <style:style style:name="P5" style:family="paragraph" style:parent-style-name="Standard">
      <style:text-properties officeooo:rsid="001587d2" officeooo:paragraph-rsid="001587d2"/>
    </style:style>
    <style:style style:name="P6" style:family="paragraph" style:parent-style-name="Standard">
      <style:text-properties officeooo:rsid="0016c1f6" officeooo:paragraph-rsid="00185180"/>
    </style:style>
    <style:style style:name="T1" style:family="text">
      <style:text-properties officeooo:rsid="0010b082"/>
    </style:style>
    <style:style style:name="T2" style:family="text">
      <style:text-properties officeooo:rsid="00124d7d"/>
    </style:style>
    <style:style style:name="T3" style:family="text">
      <style:text-properties style:text-position="super 58%" officeooo:rsid="00124d7d"/>
    </style:style>
    <style:style style:name="T4" style:family="text">
      <style:text-properties officeooo:rsid="0015c059"/>
    </style:style>
    <style:style style:name="T5" style:family="text">
      <style:text-properties officeooo:rsid="001851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rchitect and the planner have long been thought of one of the primary drivers of the progression of the built environment, and at times cultural production in general. In my mind, this is a short-changing of the power and value of the architect in the modern world. In “The Right to the City”, Henri <text:s/>Lefebvre writes that “the architect […] cannot out of nothingness create new forms and relations. More precisely, the architect is no more a miracle worker than the sociologist.” (Lefebrve 150-151) This is due to the simple fact that in our world, nothingness does not exist spatially. There will always be existing fabrics at work in a place, be they social, environmental, or cultural. Therefore, when engaging with a place spatially architects will always have the choice whether to create a productive and equitable dialogue with the “nothingness” or ignore it. </text:p>
      <text:p text:style-name="P1"/>
      <text:p text:style-name="P2">States constructed notions of cadastral maps to give a sense of order and rigidity to the life that exists in the “nothingness”. (Scott 2) These political divisions of land influence the production of architecture, as for better or worse, architects are often allied with power. Frequently in our post-industrial world, power is concentrated in the states. Architects then have the implicit tendency to be unwilling agents of state agenda, <text:span text:style-name="T1">crafting lenses to perceive the world and being tempted to view all through that top-down lens which may miss the essential qualities of the local. (Scott 7) This is a manner of practice that many architects work under.</text:span></text:p>
      <text:p text:style-name="P1"/>
      <text:p text:style-name="P3">However, there remains an alternative path forward for the relationship between architects and the field upon which they work. Mistrust of architects and other “experts” is rampant in the world. Design practiced with “a profound appreciation for the local” (Citizen Architect) as opposed to enforcing top-down plans with little input from those that directly effect it can and will increase the health and happiness of people, both physical and mental. After all, “citizens [will feel they] have the right to decide and control the future of their built environment.”(Crockett 1) <text:span text:style-name="T2">Working with people in the first place in partnership can avoid clashes and disruptions of the life that takes place around sites of contention. For example, the para-architecture organization ARCH practiced this appreciation for the local by generating plans for schools and other community uses that were disregarded by the city. This led to the community occupation of Reclamation Site #1 at 125</text:span><text:span text:style-name="T3">th</text:span><text:span text:style-name="T2"> street in Harlem. (Goldstein 92) </text:span></text:p>
      <text:p text:style-name="P3"/>
      <text:p text:style-name="P4">People have a right to have a say in what aspects of themselves that make up the physical enviornment that surrounds them. Cities, thus, are reflections of the people that live in them as opposed to programs that engineer people into a definition of society. What matters is “what is seen and what can be said about it, around who has the ability to speak, around the properties of spaces and possibilities of time.”(Ranciere 13) It is logical then to suggest that architects can and should serve as the bridge linking the people of a place to the power of a state. Architects have an implicit skill of integration and understanding, and should cease to view the general public as barriers and more as partners. (Ward 17)</text:p>
      <text:p text:style-name="P4"/>
      <text:p text:style-name="P5">In a world in which the architect ceases <text:span text:style-name="T4">to work to make a “dramatic statement of power and wealth” (Roth 560) and instead seeks to become “an enabler, or fixer, rather than an aesthetic dictator”(Ward 24), what avenues and modes of practice can they, or rather should they begin to explore? Consider the map to the left. The map depicts Boston in the present day, with the shaded regions representing the areas that the 1930’s Home Owner’s Loan Corporation (HOLC) marked as “undesirable” for investment in red-line grade maps, the darker the region the more “undesirable” the area. White circles represent present-day community centers and black circles represent large, article 80 projects that impact neighborhoods as of 2016. </text:span></text:p>
      <text:p text:style-name="P5"/>
      <text:p text:style-name="P6">It is notable that much of the area that was once designated as “blight” by real-estate interests that once trapped disenfranchised Americans and immigrants is now a massive concentration of large projects. (Herscher 301) “Urban renewal often conjoined the displacement of communities of color with the <text:soft-page-break/>consolidation of adjacent central business districts.”(Herscher 302) Thus, we are left with a Boston today in which <text:span text:style-name="T5">the vast majority of significant development has been concentrated in areas exclusively or overwhelming populated by a single group of people, white people. Additionally, areas still largely populated by minority groups to the south of the city that were marked as undesirable for investment have the least amount of large development in the city.</text:span></text:p>
      <text:p text:style-name="P6"/>
      <text:p text:style-name="P6"><text:span text:style-name="T5">By making a serious commitment to engaging with the local, architects can begin break the cycle of neglect, and inequitable reclamation that has negatively impacted many Americans throughout the years. Consider the community centers in former HOLC “undesirable” areas that have little significant development surrounding them. We as architects can (and should) engage in these centers of community in dialogue. We should examine them, meet with them, speak with them, and determine what projects (if any) we can do for them and what knowledge we can impart to them to augment their lived experience. Architects can be more than simply “purveyors in consumer culture” (Roth 558) allowing our built environment to be a commodity bought and sold, but can impart the skills and values of our impression onto those that have the greatest level of experience with what, where, and how they live as well as what they need. Even in projects contracted to external entities, architects should make every effort to engage in open, non-adversarial dialogue with these centers of community. We should not use our knowledge as “a conspiracy against laity” (Ward 19-20) but instead identify, engage, and support the rich life that exists in the “nothingness” that surrounds u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17:00:27.245000000</meta:creation-date>
    <meta:generator>LibreOffice/6.3.5.2$Windows_X86_64 LibreOffice_project/dd0751754f11728f69b42ee2af66670068624673</meta:generator>
    <dc:date>2021-04-20T21:59:42.047000000</dc:date>
    <meta:editing-duration>PT24M24S</meta:editing-duration>
    <meta:editing-cycles>2</meta:editing-cycles>
    <meta:document-statistic meta:table-count="0" meta:image-count="0" meta:object-count="0" meta:page-count="2" meta:paragraph-count="7" meta:word-count="974" meta:character-count="6026" meta:non-whitespace-character-count="5054"/>
  </office:meta>
</office:document-meta>
</file>